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358cm" draw:shadow="hidden"/>
    </style:style>
    <style:style style:name="gr3" style:family="graphic" style:parent-style-name="standard">
      <style:graphic-properties draw:stroke="none" svg:stroke-color="#000000" draw:fill="none" draw:fill-color="#ffffff" fo:min-height="1.02cm" draw:shadow="hidden"/>
    </style:style>
    <style:style style:name="gr4" style:family="graphic" style:parent-style-name="standard">
      <style:graphic-properties draw:stroke="none" svg:stroke-color="#000000" draw:fill="none" draw:fill-color="#ffffff" fo:min-height="1.423cm" draw:shadow="hidden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755cm" draw:shadow="hidden"/>
    </style:style>
    <style:style style:name="gr6" style:family="graphic" style:parent-style-name="standard">
      <style:graphic-properties draw:stroke="none" svg:stroke-color="#000000" draw:fill="none" draw:fill-color="#ffffff" fo:min-height="1.09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-color="#fff200" draw:textarea-horizontal-align="justify" draw:textarea-vertical-align="middle" draw:auto-grow-height="false" fo:min-height="1.655cm" fo:min-width="6.358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374cm" draw:shadow="hidden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6.358cm" draw:shadow="hidden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9.279cm" draw:shadow="hidden"/>
    </style:style>
    <style:style style:name="gr12" style:family="graphic" style:parent-style-name="standard">
      <style:graphic-properties draw:stroke="none" svg:stroke-color="#000000" draw:fill="none" draw:fill-color="#ffffff" fo:min-height="1.053cm" draw:shadow="hidden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.778cm" svg:x="2.651cm" svg:y="1.635cm">
          <draw:text-box>
            <text:p><text:span text:style-name="T1">Dependencies</text:span></text:p>
          </draw:text-box>
        </draw:frame>
        <draw:custom-shape draw:style-name="gr2" draw:text-style-name="P2" draw:layer="layout" svg:width="6.858cm" svg:height="1.905cm" svg:x="6.334cm" svg:y="4.4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31cm" svg:height="1.27cm" svg:x="6.461cm" svg:y="4.937cm">
          <draw:text-box>
            <text:p text:style-name="P3"><text:span text:style-name="T2">MainMenu_</text:span>Menu</text:p>
          </draw:text-box>
        </draw:frame>
        <draw:custom-shape draw:style-name="gr2" draw:text-style-name="P2" draw:layer="layout" svg:width="6.858cm" svg:height="1.905cm" svg:x="2.524cm" svg:y="13.66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5cm" svg:height="1.673cm" svg:x="2.905cm" svg:y="14.176cm">
          <draw:text-box>
            <text:p text:style-name="P3">Constructor_Menu</text:p>
          </draw:text-box>
        </draw:frame>
        <draw:custom-shape draw:style-name="gr5" draw:text-style-name="P2" draw:layer="layout" svg:width="8.255cm" svg:height="1.905cm" svg:x="10.379cm" svg:y="8.46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874cm" svg:height="1.344cm" svg:x="10.633cm" svg:y="8.976cm">
          <draw:text-box>
            <text:p text:style-name="P3">FunctionsForButtons</text:p>
          </draw:text-box>
        </draw:frame>
        <draw:line draw:style-name="gr7" draw:text-style-name="P6" draw:layer="layout" svg:x1="8.366cm" svg:y1="6.334cm" svg:x2="5.826cm" svg:y2="13.668cm">
          <text:p/>
        </draw:line>
        <draw:line draw:style-name="gr7" draw:text-style-name="P6" draw:layer="layout" svg:x1="11.395cm" svg:y1="6.309cm" svg:x2="13.681cm" svg:y2="8.468cm">
          <text:p/>
        </draw:line>
        <draw:line draw:style-name="gr7" draw:text-style-name="P6" draw:layer="layout" svg:x1="13.573cm" svg:y1="10.398cm" svg:x2="8.112cm" svg:y2="13.7cm">
          <text:p/>
        </draw:line>
        <draw:line draw:style-name="gr7" draw:text-style-name="P6" draw:layer="layout" svg:x1="14.716cm" svg:y1="10.398cm" svg:x2="14.843cm" svg:y2="16.875cm">
          <text:p/>
        </draw:line>
        <draw:custom-shape draw:style-name="gr8" draw:text-style-name="P7" draw:layer="layout" svg:width="6.858cm" svg:height="1.905cm" svg:x="11.541cm" svg:y="16.74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5cm" svg:height="1.673cm" svg:x="11.922cm" svg:y="16.956cm">
          <draw:text-box>
            <text:p text:style-name="P3">Everything</text:p>
            <text:p text:style-name="P3">(not shown)</text:p>
          </draw:text-box>
        </draw:frame>
      </draw:page>
      <draw:page draw:name="page2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3">Test </text:span><text:span text:style-name="T4">Constructor_Menu</text:span></text:p>
          </draw:text-box>
        </draw:frame>
        <draw:custom-shape draw:style-name="gr9" draw:text-style-name="P2" draw:layer="layout" svg:width="7.874cm" svg:height="1.905cm" svg:x="5.953cm" svg:y="4.42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874cm" svg:height="1.673cm" svg:x="5.953cm" svg:y="4.937cm">
          <draw:text-box>
            <text:p text:style-name="P3"><text:span text:style-name="T5">test_Constructor_Menu</text:span></text:p>
          </draw:text-box>
        </draw:frame>
        <draw:custom-shape draw:style-name="gr10" draw:text-style-name="P10" draw:layer="layout" svg:width="6.858cm" svg:height="1.905cm" svg:x="6.534cm" svg:y="7.604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09cm" svg:y1="6.334cm" svg:x2="10.09cm" svg:y2="7.604cm">
          <text:p/>
        </draw:line>
        <draw:frame draw:style-name="gr3" draw:text-style-name="P9" draw:layer="layout" svg:width="6.731cm" svg:height="1.27cm" svg:x="6.601cm" svg:y="8.186cm">
          <draw:text-box>
            <text:p text:style-name="P3"><text:span text:style-name="T5">Constructor_Menu</text:span></text:p>
          </draw:text-box>
        </draw:frame>
      </draw:page>
      <draw:page draw:name="page3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6">Test </text:span><text:span text:style-name="T4">MainMenu_Menu</text:span></text:p>
          </draw:text-box>
        </draw:frame>
        <draw:custom-shape draw:style-name="gr10" draw:text-style-name="P10" draw:layer="layout" svg:width="6.858cm" svg:height="1.905cm" svg:x="6.789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6.731cm" svg:height="1.27cm" svg:x="6.856cm" svg:y="7.932cm">
          <draw:text-box>
            <text:p text:style-name="P3"><text:span text:style-name="T5">MainMenu_Menu</text:span></text:p>
          </draw:text-box>
        </draw:frame>
        <draw:custom-shape draw:style-name="gr11" draw:text-style-name="P2" draw:layer="layout" svg:width="9.779cm" svg:height="1.905cm" svg:x="5.318cm" svg:y="4.175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9.779cm" svg:height="1.303cm" svg:x="5.318cm" svg:y="4.683cm">
          <draw:text-box>
            <text:p text:style-name="P3"><text:span text:style-name="T5">test_MainMenu_Menu</text:span></text:p>
          </draw:text-box>
        </draw:frame>
        <draw:line draw:style-name="gr7" draw:text-style-name="P6" draw:layer="layout" svg:x1="10.244cm" svg:y1="6.08cm" svg:x2="10.244cm" svg:y2="7.35cm">
          <text:p/>
        </draw:line>
        <draw:custom-shape draw:style-name="gr2" draw:text-style-name="P2" draw:layer="layout" svg:width="6.858cm" svg:height="1.905cm" svg:x="2.724cm" svg:y="16.6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255cm" svg:height="1.905cm" svg:x="10.579cm" svg:y="11.41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874cm" svg:height="1.344cm" svg:x="10.833cm" svg:y="11.922cm">
          <draw:text-box>
            <text:p text:style-name="P3">FunctionsForButtons</text:p>
          </draw:text-box>
        </draw:frame>
        <draw:line draw:style-name="gr7" draw:text-style-name="P6" draw:layer="layout" svg:x1="8.566cm" svg:y1="9.28cm" svg:x2="6.026cm" svg:y2="16.614cm">
          <text:p/>
        </draw:line>
        <draw:line draw:style-name="gr7" draw:text-style-name="P6" draw:layer="layout" svg:x1="11.595cm" svg:y1="9.255cm" svg:x2="13.881cm" svg:y2="11.414cm">
          <text:p/>
        </draw:line>
        <draw:line draw:style-name="gr7" draw:text-style-name="P6" draw:layer="layout" svg:x1="13.773cm" svg:y1="13.344cm" svg:x2="8.312cm" svg:y2="16.646cm">
          <text:p/>
        </draw:line>
        <draw:frame draw:style-name="gr4" draw:text-style-name="P5" draw:layer="layout" svg:width="6.35cm" svg:height="1.673cm" svg:x="3.105cm" svg:y="17.107cm">
          <draw:text-box>
            <text:p text:style-name="P3">Constructor_Me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0:40:37.582655134</meta:creation-date>
    <dc:date>2020-08-03T00:48:13.414124036</dc:date>
    <meta:editing-duration>PT11H38M44S</meta:editing-duration>
    <meta:editing-cycles>21</meta:editing-cycles>
    <meta:generator>LibreOffice/6.0.7.3$Linux_X86_64 LibreOffice_project/00m0$Build-3</meta:generator>
    <meta:document-statistic meta:object-count="32"/>
  </office:meta>
</office:document-meta>
</file>